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, Helvetica, sans-serif"/>
    <style:font-face style:name="arial" svg:font-family="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6.6931in" table:align="margins"/>
    </style:style>
    <style:style style:name="Tabella1.A" style:family="table-column">
      <style:table-column-properties style:column-width="1.4951in" style:rel-column-width="14639*"/>
    </style:style>
    <style:style style:name="Tabella1.C" style:family="table-column">
      <style:table-column-properties style:column-width="2.0292in" style:rel-column-width="19868*"/>
    </style:style>
    <style:style style:name="Tabella1.D" style:family="table-column">
      <style:table-column-properties style:column-width="1.6736in" style:rel-column-width="16389*"/>
    </style:style>
    <style:style style:name="Tabella1.A1" style:family="table-cell">
      <style:table-cell-properties fo:padding="0.1181in" fo:border-left="0.05pt solid #000000" fo:border-right="0.05pt solid #000000" fo:border-top="0.05pt solid #000000" fo:border-bottom="none"/>
    </style:style>
    <style:style style:name="Tabella1.A2" style:family="table-cell">
      <style:table-cell-properties fo:padding="0.1181in" fo:border-left="0.05pt solid #000000" fo:border-right="0.05pt solid #000000" fo:border-top="none" fo:border-bottom="none"/>
    </style:style>
    <style:style style:name="Tabella1.A3" style:family="table-cell">
      <style:table-cell-properties fo:padding="0.1181in" fo:border-left="0.05pt solid #000000" fo:border-right="0.05pt solid #000000" fo:border-top="none" fo:border-bottom="0.05pt solid #000000"/>
    </style:style>
    <style:style style:name="Tabella1.A4" style:family="table-cell">
      <style:table-cell-properties fo:padding="0.1181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Arial Black"/>
    </style:style>
    <style:style style:name="P2" style:family="paragraph" style:parent-style-name="Standard">
      <style:paragraph-properties fo:text-align="end" style:justify-single-word="false"/>
      <style:text-properties style:font-name="Arial Black" officeooo:rsid="00215da6"/>
    </style:style>
    <style:style style:name="P3" style:family="paragraph" style:parent-style-name="Standard">
      <style:paragraph-properties fo:text-align="end" style:justify-single-word="false"/>
      <style:text-properties style:font-name="Arial Black" officeooo:rsid="001a60a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6" style:family="paragraph" style:parent-style-name="Standard">
      <style:text-properties officeooo:rsid="00215da6" officeooo:paragraph-rsid="00215da6"/>
    </style:style>
    <style:style style:name="P7" style:family="paragraph" style:parent-style-name="Standard">
      <style:paragraph-properties fo:text-align="end" style:justify-single-word="false"/>
      <style:text-properties officeooo:rsid="00215da6"/>
    </style:style>
    <style:style style:name="P8" style:family="paragraph" style:parent-style-name="Standard">
      <style:text-properties officeooo:rsid="001f9859"/>
    </style:style>
    <style:style style:name="P9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0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7pt" fo:letter-spacing="normal" fo:font-style="normal" fo:font-weight="normal" style:font-size-asian="7pt" style:font-size-complex="7pt"/>
    </style:style>
    <style:style style:name="T1" style:family="text">
      <style:text-properties style:font-name="Arial Black"/>
    </style:style>
    <style:style style:name="T2" style:family="text">
      <style:text-properties officeooo:rsid="00171692"/>
    </style:style>
    <style:style style:name="T3" style:family="text">
      <style:text-properties officeooo:rsid="001bbeda"/>
    </style:style>
    <style:style style:name="T4" style:family="text">
      <style:text-properties officeooo:rsid="001f9859"/>
    </style:style>
    <style:style style:name="T5" style:family="text">
      <style:text-properties officeooo:rsid="00260c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row table:style-name="TableLine94894787950016">
          <table:table-cell table:style-name="Tabella1.A1" table:number-columns-spanned="4" office:value-type="string">
            <text:p text:style-name="P1">TOMMASO VANNINI</text:p>
            <text:p text:style-name="Standard">Via Marlianese 25</text:p>
            <text:p text:style-name="Standard">Serravalle Pistoiese (PT)</text:p>
            <text:p text:style-name="Standard">C.F. VNNTMS73E31G713F</text:p>
            <text:p text:style-name="Standard">P. IVA 01876080472</text:p>
          </table:table-cell>
          <table:covered-table-cell/>
          <table:covered-table-cell/>
          <table:covered-table-cell/>
        </table:table-row>
        <table:table-row table:style-name="TableLine94894789034816">
          <table:table-cell table:style-name="Tabella1.A2" table:number-columns-spanned="4" office:value-type="string">
            <text:p text:style-name="P4">Spett. </text:p>
            <text:p text:style-name="P2">{|cliente_nome|}</text:p>
            <text:p text:style-name="P7">{|cliente_indirizzo|}</text:p>
            <text:p text:style-name="P7">{|cliente_citta|}</text:p>
            <text:p text:style-name="P7"><text:span text:style-name="T5">P. IVA </text:span>{|cliente_piva|}</text:p>
          </table:table-cell>
          <table:covered-table-cell/>
          <table:covered-table-cell/>
          <table:covered-table-cell/>
        </table:table-row>
        <table:table-row table:style-name="TableLine94894789059056">
          <table:table-cell table:style-name="Tabella1.A3" table:number-columns-spanned="4" office:value-type="string">
            <text:p text:style-name="Standard">Fattura N. <text:span text:style-name="T1">{|doc_numero|}</text:span></text:p>
            <text:p text:style-name="Standard">Serravalle Pistoiese (PT), <text:span text:style-name="T4">{|doc_data|}</text:span></text:p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  <table:table-row table:style-name="TableLine94894789059760">
          <table:table-cell table:style-name="Tabella1.A4" table:number-columns-spanned="3" office:value-type="string">
            <text:p text:style-name="P5">Descrizione</text:p>
          </table:table-cell>
          <table:covered-table-cell/>
          <table:covered-table-cell/>
          <table:table-cell table:style-name="Tabella1.A3" office:value-type="string">
            <text:p text:style-name="P9">Importo</text:p>
          </table:table-cell>
        </table:table-row>
        <table:table-row table:style-name="TableLine94894789061072">
          <table:table-cell table:style-name="Tabella1.A4" table:number-columns-spanned="3" office:value-type="string">
            <text:p text:style-name="Standard">{|prestazione|}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6">{|doc_copia|}</text:p>
            <text:p text:style-name="Standard"/>
          </table:table-cell>
          <table:covered-table-cell/>
          <table:covered-table-cell/>
          <table:table-cell table:style-name="Tabella1.A3" office:value-type="string">
            <text:p text:style-name="P7">{|doc_importo|}</text:p>
          </table:table-cell>
        </table:table-row>
        <table:table-row table:style-name="TableLine94894789061952">
          <table:table-cell table:style-name="Tabella1.A4" table:number-columns-spanned="3" office:value-type="string">
            <text:p text:style-name="P10"><text:span text:style-name="T3">Operazione effettuata ai sensi della legge 190/2014 e successive modificazioni - Regime Forfettario</text:span></text:p>
          </table:table-cell>
          <table:covered-table-cell/>
          <table:covered-table-cell/>
          <table:table-cell table:style-name="Tabella1.A3" office:value-type="string">
            <text:p text:style-name="P4"/>
          </table:table-cell>
        </table:table-row>
        <table:table-row table:style-name="TableLine94894789062624">
          <table:table-cell table:style-name="Tabella1.A4" table:number-columns-spanned="3" office:value-type="string">
            <text:p text:style-name="P1">Totale <text:span text:style-name="T2">fattura</text:span></text:p>
          </table:table-cell>
          <table:covered-table-cell/>
          <table:covered-table-cell/>
          <table:table-cell table:style-name="Tabella1.A3" office:value-type="string">
            <text:p text:style-name="P3">{|doc_importo|}</text:p>
          </table:table-cell>
        </table:table-row>
        <table:table-row table:style-name="TableLine94894789063424">
          <table:table-cell table:style-name="Tabella1.A3" table:number-columns-spanned="4" office:value-type="string"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  <table:table-row table:style-name="TableLine94894789064224">
          <table:table-cell table:style-name="Tabella1.A3" table:number-columns-spanned="4" office:value-type="string">
            <text:p text:style-name="P5">Pagamento</text:p>
          </table:table-cell>
          <table:covered-table-cell/>
          <table:covered-table-cell/>
          <table:covered-table-cell/>
        </table:table-row>
        <table:table-row table:style-name="TableLine94894789064832">
          <table:table-cell table:style-name="Tabella1.A4" office:value-type="string">
            <text:p text:style-name="P5">Scadenza</text:p>
          </table:table-cell>
          <table:table-cell table:style-name="Tabella1.A4" office:value-type="string">
            <text:p text:style-name="P5">Modalità</text:p>
          </table:table-cell>
          <table:table-cell table:style-name="Tabella1.A3" table:number-columns-spanned="2" office:value-type="string">
            <text:p text:style-name="P5">Coordinate bancarie</text:p>
          </table:table-cell>
          <table:covered-table-cell/>
        </table:table-row>
        <table:table-row table:style-name="TableLine94894789066256">
          <table:table-cell table:style-name="Tabella1.A4" office:value-type="string">
            <text:p text:style-name="P8">{|doc_scadenza|}</text:p>
          </table:table-cell>
          <table:table-cell table:style-name="Tabella1.A4" office:value-type="string">
            <text:p text:style-name="Standard">Bonifico bancario</text:p>
          </table:table-cell>
          <table:table-cell table:style-name="Tabella1.A3" table:number-columns-spanned="2" office:value-type="string">
            <text:p text:style-name="Standard">ChiantiBanca Credito Cooperativo</text:p>
            <text:p text:style-name="Standard">IBAN: IT65 S086 7313 8000 6300 0532 777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, Helvetica, sans-serif"/>
    <style:font-face style:name="arial" svg:font-family="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Standard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mmaso Vannini</meta:initial-creator>
    <meta:creation-date>2015-11-23T21:05:53.463434363</meta:creation-date>
    <dc:date>2021-07-02T02:15:03.068256113</dc:date>
    <meta:editing-duration>PT23M48S</meta:editing-duration>
    <meta:editing-cycles>12</meta:editing-cycles>
    <meta:generator>LibreOffice/6.4.7.2$Linux_X86_64 LibreOffice_project/40$Build-2</meta:generator>
    <meta:document-statistic meta:table-count="1" meta:image-count="0" meta:object-count="0" meta:page-count="1" meta:paragraph-count="28" meta:word-count="71" meta:character-count="606" meta:non-whitespace-character-count="562"/>
  </office:meta>
</office:document-meta>
</file>